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ection_20_Heading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velopment Notes</text:p>
      <text:p text:style-name="Standard"/>
      <text:p text:style-name="Section_20_Heading">Maps on sites</text:p>
      <text:p text:style-name="Standard">Use google maps API <text:s/>- Google map API Key - &lt;script src="<text:a xlink:type="simple" xlink:href="https://maps.googleapis.com/maps/api/js?key=AIzaSyAJd0J1BSz5oESuCy0wXUrFpWZenTDOTZQ" text:style-name="Internet_20_link" text:visited-style-name="Visited_20_Internet_20_Link">https://maps.googleapis.com/maps/api/js?key=AIzaSyAJd0J1BSz5oESuCy0wXUrFpWZenTDOTZQ</text:a>"&gt;&lt;/script&gt;</text:p>
      <text:p text:style-name="Standard"/>
      <text:p text:style-name="Standard">Use js script – gmaps.js – stored in jslibrary folder G:\WebsiteStorage\JavaScrip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type="double" style:text-underline-width="auto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2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/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top="0in" fo:margin-bottom="0in" style:page-number="auto" style:text-autospace="none"/>
      <style:text-properties fo:color="#000000" style:font-name="Arial1" fo:font-size="10pt" fo:font-weight="normal" style:font-name-asian="Lucida Console" style:font-size-asian="10pt" style:font-name-complex="Lucida Console" style:font-size-complex="10pt"/>
    </style:style>
    <style:style style:name="git_20_Response" style:display-name="git Response" style:family="paragraph" style:parent-style-name="Body_20_Text">
      <style:paragraph-properties fo:margin-top="0in" fo:margin-bottom="0in"/>
      <style:text-properties style:font-name="Arial" fo:font-size="10pt" fo:font-style="italic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2-25T09:15:41.81</meta:creation-date>
    <dc:date>2017-02-25T09:41:24.55</dc:date>
    <dc:creator>Green Leaf Services</dc:creator>
    <meta:editing-duration>PT25M4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" meta:word-count="29" meta:character-count="267"/>
  </office:meta>
</office:document-meta>
</file>